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042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042d3" style:font-weight-asian="bold" style:font-weight-complex="bold"/>
    </style:style>
    <style:style style:name="P3" style:family="paragraph" style:parent-style-name="Standard">
      <style:text-properties officeooo:paragraph-rsid="001042d3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officeooo:paragraph-rsid="001042d3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weight="bold" officeooo:paragraph-rsid="001042d3" style:font-weight-asian="bold" style:font-weight-complex="bold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Times New Roman" fo:font-weight="normal" officeooo:paragraph-rsid="001042d3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>
      <style:paragraph-properties fo:line-height="150%" fo:text-align="justify" style:justify-single-word="false"/>
      <style:text-properties officeooo:paragraph-rsid="001042d3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" fo:font-weight="bold" officeooo:paragraph-rsid="001042d3" style:font-weight-asian="bold" style:font-weight-complex="bold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1042d3"/>
    </style:style>
    <style:style style:name="P12" style:family="paragraph" style:parent-style-name="Text_20_body">
      <style:text-properties style:font-name="Times New Roman" fo:font-weight="bold" officeooo:paragraph-rsid="001042d3" style:font-weight-asian="bold" style:font-weight-complex="bold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officeooo:rsid="001042d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42d3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</text:p>
      <text:p text:style-name="P2">PROFESSOR MARCELO CAMPINHOS </text:p>
      <text:p text:style-name="P3">ENTREGA: 13/4/2025 - HORA: 23:59 </text:p>
      <text:p text:style-name="P3"/>
      <text:p text:style-name="P4">“Na indústria, comércio, saúde e demais atividades, o avanço tecnológico constante é um dos principais fatores de competitividade. Uma continuada renovação de processos, de métodos, de equipamentos e produtos é vista como reflexo positivo do potencial industrial, estrutural e lógico de todas estas atividades e sua linha de produção é primordial.”[SIC] A auditoria de sistemas de informação é uma atividade que avalia a conformidade e segurança dos sistemas de uma empresa. O objetivo é garantir que os dados sejam tratados de forma íntegra e que os recursos sejam utilizados de forma eficiente. </text:p>
      <text:p text:style-name="P4">Sobre esta perspectiva e com base em seus levantamentos, materiais de estudo e demais fontes, pesquise e responda as questões abaixo! </text:p>
      <text:p text:style-name="P5">1. O que é auditoria de sistemas de informação?</text:p>
      <text:p text:style-name="P6">A auditoria de sistemas de informação é um processo sistemático de avaliação dos recursos tecnológicos de uma organização. Ela verifica se os sistemas e processos de TI estão funcionando corretamente, protegendo os dados, atendendo às exigências legais e contribuindo com os objetivos estratégicos da empresa. </text:p>
      <text:p text:style-name="P6">Essa auditoria analisa a infraestrutura tecnológica, o uso de softwares, os controles de acesso, os backups, entre outros aspectos ligados à segurança da informação.</text:p>
      <text:p text:style-name="P5"/>
      <text:p text:style-name="P5">2. O que a auditoria de sistemas de informação avalia?</text:p>
      <text:p text:style-name="P6">A auditoria de sistemas de informação avalia diversos elementos, entre eles:</text:p>
      <text:list text:style-name="L1">
        <text:list-item>
          <text:p text:style-name="P7"><text:span text:style-name="Strong_20_Emphasis">Segurança da informação:</text:span> proteção contra acessos não autorizados, ataques cibernéticos e perda de dados.</text:p>
        </text:list-item>
        <text:list-item>
          <text:p text:style-name="P7"><text:span text:style-name="Strong_20_Emphasis">Conformidade legal:</text:span> aderência às normas e regulamentações como LGPD, ISO 27001, entre outras.</text:p>
        </text:list-item>
        <text:list-item>
          <text:p text:style-name="P7"><text:span text:style-name="Strong_20_Emphasis">Eficiência operacional:</text:span> se os recursos de TI estão sendo utilizados de forma otimizada e produtiva.</text:p>
        </text:list-item>
        <text:list-item>
          <text:p text:style-name="P7"><text:span text:style-name="Strong_20_Emphasis">Integridade dos dados:</text:span> verificação se os dados são confiáveis, precisos e consistentes.</text:p>
        </text:list-item>
        <text:list-item>
          <text:p text:style-name="P7"><text:span text:style-name="Strong_20_Emphasis">Controle interno:</text:span> existência de políticas, procedimentos e mecanismos de controle para prevenir e detectar falhas.</text:p>
        </text:list-item>
      </text:list>
      <text:p text:style-name="P5"/>
      <text:p text:style-name="P5"/>
      <text:p text:style-name="P5"/>
      <text:p text:style-name="P5"/>
      <text:p text:style-name="P5"><text:soft-page-break/>3. O que definimos como Indústria 4.0 e até mais recente “5.0”?</text:p>
      <text:p text:style-name="P8"><text:span text:style-name="Strong_20_Emphasis"><text:span text:style-name="T1">Indústria 4.0</text:span></text:span><text:span text:style-name="T1"> </text:span><text:span text:style-name="T2">é um termo usado para descrever a quarta revolução industrial, caracterizada pela integração entre o mundo físico e o digital, por meio de tecnologias como Internet das Coisas (IoT), Big Data, inteligência artificial, automação, robótica e computação em nuvem. Seu foco principal é tornar os processos industriais mais inteligentes, eficientes e conectados.</text:span></text:p>
      <text:p text:style-name="P8"><text:span text:style-name="Strong_20_Emphasis">Indústria 5.0</text:span>, por sua vez, surge como uma evolução da 4.0, colocando o ser humano novamente no centro do processo produtivo. Ela busca equilibrar tecnologia com empatia, sustentabilidade e personalização. A ideia é promover colaboração entre humanos e máquinas, valorizando habilidades humanas em conjunto com o poder computacional.</text:p>
      <text:p text:style-name="P5"/>
      <text:p text:style-name="P5">4. Como o ChatGPT, Deepseek, Machine Learning e <text:span text:style-name="T3">o</text:span>s demais tipos de IA (Inteligência Artificial) vem auxiliando a transição de uma indústria “analógica” para a era digital?</text:p>
      <text:p text:style-name="P8"><text:span text:style-name="T2">Ferramentas baseadas em inteligência artificial como o </text:span><text:span text:style-name="Strong_20_Emphasis"><text:span text:style-name="T2">ChatGPT</text:span></text:span><text:span text:style-name="T2">, </text:span><text:span text:style-name="Strong_20_Emphasis"><text:span text:style-name="T2">DeepSeek</text:span></text:span><text:span text:style-name="T2"> e </text:span><text:span text:style-name="Strong_20_Emphasis"><text:span text:style-name="T2">Machine Learning</text:span></text:span><text:span text:style-name="T2"> desempenham papel crucial na digitalização das indústrias. </text:span></text:p>
      <text:p text:style-name="P8">A transição da indústria analógica para a digital é acelerada com o uso dessas tecnologias, tornando as operações mais eficazes, conectadas e preparadas para o futuro.</text:p>
      <text:p text:style-name="P9"><text:span text:style-name="T4">Elas ajudam de várias formas, </text:span><text:span text:style-name="T5">como</text:span><text:span text:style-name="T4">:</text:span></text:p>
      <text:list text:style-name="L2">
        <text:list-item>
          <text:p text:style-name="P10"><text:span text:style-name="Strong_20_Emphasis">Automatização de processos repetitivos</text:span>, reduzindo erros humanos e aumentando a produtividade.</text:p>
        </text:list-item>
        <text:list-item>
          <text:p text:style-name="P10"><text:span text:style-name="Strong_20_Emphasis">Análise preditiva e tomada de decisão baseada em dados</text:span>, por meio de algoritmos que identificam padrões e tendências.</text:p>
        </text:list-item>
        <text:list-item>
          <text:p text:style-name="P10"><text:span text:style-name="Strong_20_Emphasis">Atendimento ao cliente por meio de assistentes virtuais</text:span>, como o ChatGPT, que melhora a experiência do usuário e reduz custos operacionais.</text:p>
        </text:list-item>
        <text:list-item>
          <text:p text:style-name="P10"><text:span text:style-name="Strong_20_Emphasis">Desenvolvimento de sistemas inteligentes de manutenção preditiva</text:span>, evitando falhas em equipamentos e otimizando o tempo de produção.</text:p>
        </text:list-item>
        <text:list-item>
          <text:p text:style-name="P11"><text:span text:style-name="Strong_20_Emphasis">Aprimoramento da segurança da informação</text:span>, com IA ajudando a identificar ameaças cibernéticas em tempo real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8:47:11.726000000</meta:creation-date>
    <meta:print-date>2025-04-12T18:54:38.413000000</meta:print-date>
    <meta:printed-by>Arquivos PDF</meta:printed-by>
    <dc:date>2025-04-12T18:55:15.493000000</dc:date>
    <meta:editing-duration>PT37S</meta:editing-duration>
    <meta:editing-cycles>1</meta:editing-cycles>
    <meta:document-statistic meta:table-count="0" meta:image-count="0" meta:object-count="0" meta:page-count="2" meta:paragraph-count="27" meta:word-count="574" meta:character-count="3837" meta:non-whitespace-character-count="3293"/>
    <meta:generator>LibreOffice/24.8.5.2$Windows_X86_64 LibreOffice_project/fddf2685c70b461e7832239a0162a77216259f22</meta:generator>
  </office:meta>
</office:document-meta>
</file>